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background-color="#dfcce4">
        <style:background-image/>
      </style:table-row-properties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b0d7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6b0d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Noto Sans CJK JP Regular" fo:font-size="16pt" style:font-name-asian="Noto Sans CJK JP Regular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國一課程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班別</text:p>
          </table:table-cell>
          <table:table-cell table:style-name="Table1.B1" office:value-type="string">
            <text:p text:style-name="P3">上課時間</text:p>
          </table:table-cell>
        </table:table-row>
        <table:table-row>
          <table:table-cell table:style-name="Table1.A2" office:value-type="string">
            <text:p text:style-name="P4"><text:span text:style-name="T2">英文</text:span><text:span text:style-name="T1"><text:line-break/></text:span>(含聽力)班</text:p>
            <text:p text:style-name="P4">( 茱蒂 老師 )</text:p>
          </table:table-cell>
          <table:table-cell table:style-name="Table1.B2" office:value-type="string">
            <text:p text:style-name="P4">週(日)上午9:00~12:00</text:p>
          </table:table-cell>
        </table:table-row>
        <table:table-row>
          <table:table-cell table:style-name="Table1.A2" office:value-type="string">
            <text:p text:style-name="P4"><text:span text:style-name="T2">數學</text:span><text:span text:style-name="T1"><text:line-break/></text:span>資優班</text:p>
            <text:p text:style-name="P4">( 黃志雄 老師 )</text:p>
          </table:table-cell>
          <table:table-cell table:style-name="Table1.B2" office:value-type="string">
            <text:p text:style-name="P4">週(五)晚上 6:00~9:00</text:p>
          </table:table-cell>
        </table:table-row>
        <table:table-row>
          <table:table-cell table:style-name="Table1.A2" office:value-type="string">
            <text:p text:style-name="P4"><text:span text:style-name="T2">數學</text:span><text:span text:style-name="T1"><text:line-break/></text:span>菁英班</text:p>
            <text:p text:style-name="P4">( 黃志雄 老師 )</text:p>
          </table:table-cell>
          <table:table-cell table:style-name="Table1.B2" office:value-type="string">
            <text:p text:style-name="P4">週(六)晚上6:00~9:00</text:p>
          </table:table-cell>
        </table:table-row>
        <table:table-row>
          <table:table-cell table:style-name="Table1.A2" office:value-type="string">
            <text:p text:style-name="P4"><text:span text:style-name="T2">自然</text:span><text:span text:style-name="T1"><text:line-break/></text:span>資優班</text:p>
            <text:p text:style-name="P4">( 李霖老師 )</text:p>
          </table:table-cell>
          <table:table-cell table:style-name="Table1.B2" office:value-type="string">
            <text:p text:style-name="P4">週(日)下午1:30~4:3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9:49:27.322262566</meta:creation-date>
    <dc:date>2022-04-15T10:34:12.459638167</dc:date>
    <meta:editing-duration>PT24M34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87" meta:character-count="136" meta:non-whitespace-character-count="120"/>
  </office:meta>
</office:document-meta>
</file>